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Normal" style:family="paragraph">
      <style:text-properties style:font-name="Times New Roman" style:font-name-complex="Times New Roman" fo:font-size="12pt" style:font-size-asian="12pt"/>
    </style:style>
    <style:style style:name="P4" style:parent-style-name="Normal" style:family="paragraph">
      <style:text-properties style:font-name="Times New Roman" style:font-name-complex="Times New Roman" fo:font-size="12pt" style:font-size-asian="12pt"/>
    </style:style>
    <style:style style:name="P5" style:parent-style-name="Heading2" style:family="paragraph">
      <style:text-properties style:font-name="Times New Roman" style:font-name-complex="Times New Roman"/>
    </style:style>
    <style:style style:name="P6" style:parent-style-name="ListParagraph" style:family="paragraph">
      <style:text-properties style:font-name="Times New Roman" style:font-name-complex="Times New Roman"/>
    </style:style>
    <style:style style:name="P7" style:parent-style-name="ListParagraph" style:family="paragraph">
      <style:text-properties style:font-name="Times New Roman" style:font-name-complex="Times New Roman"/>
    </style:style>
    <style:style style:name="P8" style:parent-style-name="ListParagraph" style:family="paragraph">
      <style:text-properties style:font-name="Times New Roman" style:font-name-complex="Times New Roman"/>
    </style:style>
    <style:style style:name="P9" style:parent-style-name="ListParagraph" style:family="paragraph">
      <style:text-properties style:font-name="Times New Roman" style:font-name-complex="Times New Roman"/>
    </style:style>
    <style:style style:name="P10" style:parent-style-name="ListParagraph" style:family="paragraph">
      <style:text-properties style:font-name="Times New Roman" style:font-name-complex="Times New Roman"/>
    </style:style>
    <style:style style:name="P11" style:parent-style-name="ListParagraph" style:family="paragraph">
      <style:text-properties style:font-name="Times New Roman" style:font-name-complex="Times New Roman"/>
    </style:style>
    <style:style style:name="P12" style:parent-style-name="Heading2" style:family="paragraph">
      <style:text-properties style:font-name="Times New Roman" style:font-name-complex="Times New Roman"/>
    </style:style>
    <style:style style:name="P13" style:parent-style-name="ListParagraph" style:family="paragraph">
      <style:text-properties style:font-name="Times New Roman" style:font-name-complex="Times New Roman"/>
    </style:style>
    <style:style style:name="P14" style:parent-style-name="ListParagraph" style:family="paragraph">
      <style:text-properties style:font-name="Times New Roman" style:font-name-complex="Times New Roman"/>
    </style:style>
    <style:style style:name="P15" style:parent-style-name="ListParagraph"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P17" style:parent-style-name="Heading2" style:family="paragraph">
      <style:text-properties style:font-name="Times New Roman" style:font-name-complex="Times New Roman"/>
    </style:style>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office:automatic-styles>
  <office:body>
    <office:text text:use-soft-page-breaks="true">
      <text:p text:style-name="P1"/>
      <text:p text:style-name="P3">My game is a one player game<text:s/>where the player is thrown into a dark mysterious world where the only way to escape is to go through a labyrinth in a forest. Players have to find a route through the dark forest to then escape and become free of the horrors lurking in the forest.</text:p>
      <text:p text:style-name="P4"/>
      <text:h text:style-name="P5" text:outline-level="2">Key Features</text:h>
      <text:p text:style-name="Normal"/>
      <text:list text:style-name="LFO3" text:continue-numbering="true">
        <text:list-item>
          <text:p text:style-name="P6">One to three game levels</text:p>
        </text:list-item>
        <text:list-item>
          <text:p text:style-name="P7">Have to be vigilant of their surroundings because some trees and bushes can cause the player to loose health</text:p>
        </text:list-item>
        <text:list-item>
          <text:p text:style-name="P8">Players may find pick-ups which may help them navigate through the forest e.g. a torch, lamp</text:p>
        </text:list-item>
        <text:list-item>
          <text:p text:style-name="P9">If players go the wrong way for an amount of time<text:s/>they will be guided in the right direction</text:p>
        </text:list-item>
        <text:list-item>
          <text:p text:style-name="P10">Player may encounter some obstacles they cannot avoid like think mud on the ground or thorns from weeds so the players have to get past these parts of the forest as quickly and<text:s/>efficiently<text:s/>as they can.</text:p>
        </text:list-item>
      </text:list>
      <text:p text:style-name="P11"/>
      <text:h text:style-name="P12" text:outline-level="2">Game world<text:s/></text:h>
      <text:p text:style-name="Normal"/>
      <text:list text:style-name="LFO4" text:continue-numbering="true">
        <text:list-item>
          <text:p text:style-name="P13">Four<text:s/>levels where the labyrinth increases in size as the player progresses.</text:p>
        </text:list-item>
        <text:list-item>
          <text:p text:style-name="P14">3d game world</text:p>
        </text:list-item>
        <text:list-item>
          <text:p text:style-name="P15">Third<text:s/>person view of the world.</text:p>
        </text:list-item>
      </text:list>
      <text:p text:style-name="P16"/>
      <text:h text:style-name="P17" text:outline-level="2">Mechanics<text:s/></text:h>
      <text:p text:style-name="Normal"/>
      <text:list text:style-name="LFO5" text:continue-numbering="true">
        <text:list-item>
          <text:p text:style-name="P18">Managing your light source. The player actives the light source when collected and when it runs out it is discarded.<text:s/></text:p>
        </text:list-item>
        <text:list-item>
          <text:p text:style-name="P19">Coordination</text:p>
        </text:list-item>
        <text:list-item>
          <text:p text:style-name="P20">Memory of where the character has been and yet to visit</text:p>
        </text:list-item>
        <text:list-item>
          <text:p text:style-name="P21"/>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ing1" style:family="paragraph">
      <style:paragraph-properties fo:text-align="center"/>
      <style:text-properties fo:font-size="20pt" style:font-size-asian="20pt"/>
    </style:style>
  </office:automatic-styles>
  <office:master-styles>
    <style:master-page style:name="MP0" style:page-layout-name="PL0">
      <style:header>
        <text:h text:style-name="P2" text:outline-level="1">Scripting Assignment 2 Game Idea</text:h>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mes</meta:initial-creator>
    <dc:creator>Games</dc:creator>
    <meta:creation-date>2017-01-31T13:04:00Z</meta:creation-date>
    <dc:date>2017-01-31T16:39:00Z</dc:date>
    <meta:template xlink:href="Normal.dotm" xlink:type="simple"/>
    <meta:editing-cycles>2</meta:editing-cycles>
    <meta:editing-duration>PT12900S</meta:editing-duration>
    <meta:document-statistic meta:page-count="1" meta:paragraph-count="18" meta:word-count="208" meta:character-count="1135" meta:row-count="29" meta:non-whitespace-character-count="945"/>
  </office:meta>
</office:document-meta>
</file>